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21a25f" officeooo:paragraph-rsid="0021a25f"/>
    </style:style>
    <style:style style:name="P2" style:family="paragraph" style:parent-style-name="Heading_20_1">
      <style:paragraph-properties fo:break-before="page"/>
      <style:text-properties officeooo:rsid="0001a624" officeooo:paragraph-rsid="0001a624"/>
    </style:style>
    <style:style style:name="P3" style:family="paragraph" style:parent-style-name="Heading_20_1">
      <style:paragraph-properties fo:break-before="page"/>
      <style:text-properties officeooo:paragraph-rsid="000532fb"/>
    </style:style>
    <style:style style:name="P4" style:family="paragraph" style:parent-style-name="Heading_20_1">
      <style:paragraph-properties fo:break-before="page"/>
      <style:text-properties officeooo:rsid="0004b39a" officeooo:paragraph-rsid="000532fb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2">
      <style:text-properties officeooo:rsid="0001bf11" officeooo:paragraph-rsid="0001bf11"/>
    </style:style>
    <style:style style:name="P7" style:family="paragraph" style:parent-style-name="Heading_20_2">
      <style:text-properties officeooo:rsid="0001dd3c" officeooo:paragraph-rsid="0001dd3c"/>
    </style:style>
    <style:style style:name="P8" style:family="paragraph" style:parent-style-name="Heading_20_2">
      <style:text-properties officeooo:rsid="0004b39a" officeooo:paragraph-rsid="000532fb"/>
    </style:style>
    <style:style style:name="P9" style:family="paragraph" style:parent-style-name="Heading_20_2">
      <style:text-properties officeooo:rsid="00075f24" officeooo:paragraph-rsid="00075f24"/>
    </style:style>
    <style:style style:name="P10" style:family="paragraph" style:parent-style-name="Heading_20_2">
      <style:text-properties officeooo:rsid="000c6658" officeooo:paragraph-rsid="000c6658"/>
    </style:style>
    <style:style style:name="P11" style:family="paragraph" style:parent-style-name="Heading_20_2">
      <style:text-properties officeooo:paragraph-rsid="000e082d"/>
    </style:style>
    <style:style style:name="P12" style:family="paragraph" style:parent-style-name="Heading_20_2">
      <style:text-properties officeooo:rsid="001172d1" officeooo:paragraph-rsid="001172d1"/>
    </style:style>
    <style:style style:name="P13" style:family="paragraph" style:parent-style-name="Heading_20_2">
      <style:text-properties officeooo:rsid="00151fdd" officeooo:paragraph-rsid="00151fdd"/>
    </style:style>
    <style:style style:name="P14" style:family="paragraph" style:parent-style-name="Heading_20_2">
      <style:text-properties officeooo:rsid="00170ff7" officeooo:paragraph-rsid="00170ff7"/>
    </style:style>
    <style:style style:name="P15" style:family="paragraph" style:parent-style-name="Heading_20_2">
      <style:text-properties officeooo:rsid="0019e288" officeooo:paragraph-rsid="0019e288"/>
    </style:style>
    <style:style style:name="P16" style:family="paragraph" style:parent-style-name="Heading_20_2">
      <style:text-properties officeooo:rsid="001d98cb" officeooo:paragraph-rsid="001d98cb"/>
    </style:style>
    <style:style style:name="P17" style:family="paragraph" style:parent-style-name="Heading_20_2">
      <style:text-properties officeooo:rsid="001f8566" officeooo:paragraph-rsid="001f8566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c6658"/>
    </style:style>
    <style:style style:name="T2" style:family="text">
      <style:text-properties officeooo:rsid="000e082d"/>
    </style:style>
    <style:style style:name="T3" style:family="text">
      <style:text-properties officeooo:rsid="00170ff7"/>
    </style:style>
    <style:style style:name="T4" style:family="text">
      <style:text-properties officeooo:rsid="00200621"/>
    </style:style>
    <style:style style:name="T5" style:family="text">
      <style:text-properties officeooo:rsid="0023d08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des matières</text:p>
          </text:index-title>
          <text:p text:style-name="P19"><text:a xlink:type="simple" xlink:href="#__RefHeading___Toc139_2121062231" text:style-name="Index_20_Link" text:visited-style-name="Index_20_Link">1. Introduction<text:tab/>3</text:a></text:p>
          <text:p text:style-name="P18"><text:a xlink:type="simple" xlink:href="#__RefHeading___Toc141_2121062231" text:style-name="Index_20_Link" text:visited-style-name="Index_20_Link">1.1 Pourquoi avoir choisi l’Oculus Rift ?<text:tab/>3</text:a></text:p>
          <text:p text:style-name="P18"><text:a xlink:type="simple" xlink:href="#__RefHeading___Toc143_2121062231" text:style-name="Index_20_Link" text:visited-style-name="Index_20_Link">1.2 Le SDK natif de l’Oculus Rift<text:tab/>3</text:a></text:p>
          <text:p text:style-name="P18"><text:a xlink:type="simple" xlink:href="#__RefHeading___Toc145_2121062231" text:style-name="Index_20_Link" text:visited-style-name="Index_20_Link">1.3 Pourquoi choisir Unity ?<text:tab/>3</text:a></text:p>
          <text:p text:style-name="P19"><text:a xlink:type="simple" xlink:href="#__RefHeading___Toc147_2121062231" text:style-name="Index_20_Link" text:visited-style-name="Index_20_Link">2. Le moteur Unity<text:tab/>4</text:a></text:p>
          <text:p text:style-name="P18"><text:a xlink:type="simple" xlink:href="#__RefHeading___Toc149_2121062231" text:style-name="Index_20_Link" text:visited-style-name="Index_20_Link">2.1 Un outil modulaire<text:tab/>4</text:a></text:p>
          <text:p text:style-name="P18"><text:a xlink:type="simple" xlink:href="#__RefHeading___Toc157_2121062231" text:style-name="Index_20_Link" text:visited-style-name="Index_20_Link">2.2 Une façon plus simple de gérer l’Oculus Rift<text:tab/>4</text:a></text:p>
          <text:p text:style-name="P18"><text:a xlink:type="simple" xlink:href="#__RefHeading___Toc159_2121062231" text:style-name="Index_20_Link" text:visited-style-name="Index_20_Link">2.3 Un moteur physique<text:tab/>4</text:a></text:p>
          <text:p text:style-name="P19"><text:a xlink:type="simple" xlink:href="#__RefHeading___Toc151_2121062231" text:style-name="Index_20_Link" text:visited-style-name="Index_20_Link">3. Programmation avec le langage C#<text:tab/>5</text:a></text:p>
          <text:p text:style-name="P18"><text:a xlink:type="simple" xlink:href="#__RefHeading___Toc161_2121062231" text:style-name="Index_20_Link" text:visited-style-name="Index_20_Link">3.1 Pas de programme, mais des scripts<text:tab/>5</text:a></text:p>
          <text:p text:style-name="P18"><text:a xlink:type="simple" xlink:href="#__RefHeading___Toc163_2121062231" text:style-name="Index_20_Link" text:visited-style-name="Index_20_Link">3.2 Le partage entre objets<text:tab/>5</text:a></text:p>
          <text:p text:style-name="P18"><text:a xlink:type="simple" xlink:href="#__RefHeading___Toc165_2121062231" text:style-name="Index_20_Link" text:visited-style-name="Index_20_Link">3.3 Les scripts existants dans le projet<text:tab/>5</text:a></text:p>
          <text:p text:style-name="P19"><text:a xlink:type="simple" xlink:href="#__RefHeading___Toc153_2121062231" text:style-name="Index_20_Link" text:visited-style-name="Index_20_Link">4. Le projet<text:tab/>6</text:a></text:p>
          <text:p text:style-name="P18"><text:a xlink:type="simple" xlink:href="#__RefHeading___Toc167_2121062231" text:style-name="Index_20_Link" text:visited-style-name="Index_20_Link">4.1 Quel type de projet pour l’Oculus Rift ?<text:tab/>6</text:a></text:p>
          <text:p text:style-name="P18"><text:a xlink:type="simple" xlink:href="#__RefHeading___Toc169_2121062231" text:style-name="Index_20_Link" text:visited-style-name="Index_20_Link">4.2 Utilisation d’une manette<text:tab/>6</text:a></text:p>
          <text:p text:style-name="P18"><text:a xlink:type="simple" xlink:href="#__RefHeading___Toc171_2121062231" text:style-name="Index_20_Link" text:visited-style-name="Index_20_Link">4.3 Génération du terrain<text:tab/>6</text:a></text:p>
          <text:p text:style-name="P19"><text:a xlink:type="simple" xlink:href="#__RefHeading___Toc155_2121062231" text:style-name="Index_20_Link" text:visited-style-name="Index_20_Link">5. Conclusion<text:tab/>7</text:a></text:p>
          <text:p text:style-name="P18"><text:a xlink:type="simple" xlink:href="#__RefHeading___Toc173_2121062231" text:style-name="Index_20_Link" text:visited-style-name="Index_20_Link">5.1 Ce qui a été fait<text:tab/>7</text:a></text:p>
          <text:p text:style-name="P18"><text:a xlink:type="simple" xlink:href="#__RefHeading___Toc175_2121062231" text:style-name="Index_20_Link" text:visited-style-name="Index_20_Link">5.2 Ce qu’il reste à faire<text:tab/>7</text:a></text:p>
        </text:index-body>
      </text:table-of-content>
      <text:p text:style-name="Standard"/>
      <text:h text:style-name="P2" text:outline-level="1"><text:bookmark-start text:name="__RefHeading___Toc139_2121062231"/>1. Introduction<text:bookmark-end text:name="__RefHeading___Toc139_2121062231"/></text:h>
      <text:h text:style-name="P6" text:outline-level="2"><text:bookmark-start text:name="__RefHeading___Toc141_2121062231"/>1.1 Pourquoi avoir choisi l’Oculus Rift ?<text:bookmark-end text:name="__RefHeading___Toc141_2121062231"/></text:h>
      <text:p text:style-name="P1">Nous avons choisi de développer pour l’Oculus Rift, car nous nous posions la question concernant son fonctionnement, en effet pour faire de la 3D </text:p>
      <text:p text:style-name="P1"/>
      <text:h text:style-name="P6" text:outline-level="2"><text:bookmark-start text:name="__RefHeading___Toc143_2121062231"/>1.2 Le SDK natif de l’Oculus Rift<text:bookmark-end text:name="__RefHeading___Toc143_2121062231"/></text:h>
      <text:p text:style-name="P1">Avant de commencer à développer, nous avons tout d’abord <text:span text:style-name="T5">fait état de tout les outils qui existaient pour pouvoir développer avec ce périphérique. Nous nous intéressions avant tout </text:span></text:p>
      <text:h text:style-name="P7" text:outline-level="2"><text:bookmark-start text:name="__RefHeading___Toc145_2121062231"/>1.3 Pourquoi choisir Unity ?<text:bookmark-end text:name="__RefHeading___Toc145_2121062231"/></text:h>
      <text:h text:style-name="P2" text:outline-level="1"><text:bookmark-start text:name="__RefHeading___Toc147_2121062231"/>2. Le moteur Unity<text:bookmark-end text:name="__RefHeading___Toc147_2121062231"/></text:h>
      <text:h text:style-name="P8" text:outline-level="2"><text:bookmark-start text:name="__RefHeading___Toc149_2121062231"/>2.1 Un outil modulaire<text:bookmark-end text:name="__RefHeading___Toc149_2121062231"/></text:h>
      <text:h text:style-name="P9" text:outline-level="2"><text:bookmark-start text:name="__RefHeading___Toc157_2121062231"/>2.2 Une façon plus simple de gérer <text:span text:style-name="T3">l’Oculus Rift</text:span><text:bookmark-end text:name="__RefHeading___Toc157_2121062231"/></text:h>
      <text:h text:style-name="P9" text:outline-level="2"><text:bookmark-start text:name="__RefHeading___Toc159_2121062231"/>2.3 Un moteur physique<text:bookmark-end text:name="__RefHeading___Toc159_2121062231"/></text:h>
      <text:h text:style-name="P3" text:outline-level="1"><text:bookmark-start text:name="__RefHeading___Toc151_2121062231"/>3. <text:span text:style-name="T1">Programmation</text:span> avec le langage C#<text:bookmark-end text:name="__RefHeading___Toc151_2121062231"/></text:h>
      <text:h text:style-name="P10" text:outline-level="2"><text:bookmark-start text:name="__RefHeading___Toc161_2121062231"/>3.1 Pas de programme, mais des scripts<text:bookmark-end text:name="__RefHeading___Toc161_2121062231"/></text:h>
      <text:h text:style-name="P11" text:outline-level="2"><text:bookmark-start text:name="__RefHeading___Toc163_2121062231"/><text:span text:style-name="T2">3.2 Le partage entre objets</text:span><text:bookmark-end text:name="__RefHeading___Toc163_2121062231"/></text:h>
      <text:h text:style-name="P12" text:outline-level="2"><text:bookmark-start text:name="__RefHeading___Toc165_2121062231"/>3.3 Les scripts existants dans le projet<text:bookmark-end text:name="__RefHeading___Toc165_2121062231"/></text:h>
      <text:h text:style-name="P4" text:outline-level="1"><text:bookmark-start text:name="__RefHeading___Toc153_2121062231"/>4. Le projet<text:bookmark-end text:name="__RefHeading___Toc153_2121062231"/></text:h>
      <text:h text:style-name="P13" text:outline-level="2"><text:bookmark-start text:name="__RefHeading___Toc167_2121062231"/>4.1 Quel type de projet pour <text:span text:style-name="T3">l’Oculus Rift</text:span> ?<text:bookmark-end text:name="__RefHeading___Toc167_2121062231"/></text:h>
      <text:h text:style-name="P14" text:outline-level="2"><text:bookmark-start text:name="__RefHeading___Toc169_2121062231"/>4.2 Utilisation d’une manette<text:bookmark-end text:name="__RefHeading___Toc169_2121062231"/></text:h>
      <text:h text:style-name="P15" text:outline-level="2"><text:bookmark-start text:name="__RefHeading___Toc171_2121062231"/>4.3 Génération du terrain<text:bookmark-end text:name="__RefHeading___Toc171_2121062231"/></text:h>
      <text:h text:style-name="P4" text:outline-level="1"><text:bookmark-start text:name="__RefHeading___Toc155_2121062231"/>5. Conclusion<text:bookmark-end text:name="__RefHeading___Toc155_2121062231"/></text:h>
      <text:h text:style-name="P16" text:outline-level="2"><text:bookmark-start text:name="__RefHeading___Toc173_2121062231"/>5.1 Ce qui a été fait<text:bookmark-end text:name="__RefHeading___Toc173_2121062231"/></text:h>
      <text:h text:style-name="P17" text:outline-level="2"><text:bookmark-start text:name="__RefHeading___Toc175_2121062231"/>5.2 Ce <text:span text:style-name="T4">qu’</text:span>il reste à faire<text:bookmark-end text:name="__RefHeading___Toc175_212106223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5:23:28.094612557</meta:creation-date>
    <dc:date>2016-01-07T17:15:21.184256366</dc:date>
    <meta:editing-duration>PT1H15M51S</meta:editing-duration>
    <meta:editing-cycles>29</meta:editing-cycles>
    <meta:generator>LibreOffice/5.0.4.2$Linux_X86_64 LibreOffice_project/00$Build-2</meta:generator>
    <meta:document-statistic meta:table-count="0" meta:image-count="0" meta:object-count="0" meta:page-count="7" meta:paragraph-count="41" meta:word-count="276" meta:character-count="1457" meta:non-whitespace-character-count="1220"/>
  </office:meta>
</office:document-meta>
</file>